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Menlo" svg:font-family="Menlo, Monaco, 'Courier New', monospace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style style:name="P2" style:family="paragraph" style:parent-style-name="Heading_20_2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bookmark-start text:name="__RefHeading__3418_1695286129"/>Data - Python2<text:bookmark-end text:name="__RefHeading__3418_1695286129"/></text:h>
      <text:h text:style-name="Heading_20_3" text:outline-level="3">Base</text:h>
      <text:p text:style-name="Code_20_New">## -*- coding: utf-8 -*-</text:p>
      <text:p text:style-name="Code_20_New">import os</text:p>
      <text:p text:style-name="Code_20_New">import re</text:p>
      <text:p text:style-name="Code_20_New">import datetime</text:p>
      <text:p text:style-name="Code_20_New">import json</text:p>
      <text:p text:style-name="Code_20_New">import base64</text:p>
      <text:p text:style-name="Code_20_New">import time</text:p>
      <text:p text:style-name="Code_20_New">from itertools import chain</text:p>
      <text:p text:style-name="Code_20_New">from urllib2 import urlopen</text:p>
      <text:p text:style-name="Code_20_New">from HTMLParser import HTMLParser</text:p>
      <text:p text:style-name="Code_20_New">html_unescape = HTMLParser().unescape</text:p>
      <text:p text:style-name="Code_20_New">from pprint import pprint</text:p>
      <text:p text:style-name="Code_20_New"/>
      <text:p text:style-name="Code_20_New">if __name__ == "__main__":</text:p>
      <text:p text:style-name="Code_20_New"><text:s text:c="4"/>print('Data Project')</text:p>
      <text:h text:style-name="Heading_20_3" text:outline-level="3">GetUrl</text:h>
      <text:p text:style-name="Code">from urllib2 import urlopen</text:p>
      <text:p text:style-name="Code_20_New"/>
      <text:p text:style-name="Code_20_New">def get_url(url):</text:p>
      <text:p text:style-name="Code_20_New"><text:s text:c="4"/>print('External: ' + url)</text:p>
      <text:p text:style-name="Code_20_New"><text:s text:c="4"/>data = urlopen(url).read().decode('utf8')</text:p>
      <text:p text:style-name="Code_20_New"><text:s text:c="4"/>return data</text:p>
      <text:p text:style-name="Code_20_New"/>
      <text:p text:style-name="Code">if __name__ == "__main__":</text:p>
      <text:p text:style-name="Code"><text:s text:c="4"/>print('Data Project')</text:p>
      <text:p text:style-name="Code_20_New"><text:s text:c="4"/>print(get_url('<text:a xlink:type="simple" xlink:href="http://www.bbc.co.uk/" text:style-name="Internet_20_link" text:visited-style-name="Visited_20_Internet_20_Link">http://www.bbc.co.uk/</text:a>'))</text:p>
      <text:h text:style-name="Heading_20_3" text:outline-level="3">GetUrl Cache</text:h>
      <text:p text:style-name="Standard">You will be making 100's of requests to other webservers.</text:p>
      <text:p text:style-name="Standard">We will cache all web requests for 1 hour as local files.</text:p>
      <text:p text:style-name="Code_20_New">def _safe_encode_url(url):</text:p>
      <text:p text:style-name="Code_20_New"><text:s text:c="4"/>return base64.urlsafe_b64encode(url.encode('utf8')).decode('utf8')</text:p>
      <text:p text:style-name="Code_20_New"/>
      <text:p text:style-name="Code_20_Remove">def get_url(url):</text:p>
      <text:p text:style-name="Code_20_New">def get_url(url, cache_path='cache', cache_seconds=60*60):</text:p>
      <text:p text:style-name="Code_20_New"><text:s text:c="4"/>if cache_path:</text:p>
      <text:p text:style-name="Code_20_New"><text:s text:c="8"/>cache_filename = os.path.join(cache_path, _safe_encode_url(url))</text:p>
      <text:p text:style-name="Code_20_New"><text:s text:c="8"/>if os.path.exists(cache_filename) and (</text:p>
      <text:p text:style-name="Code_20_New"><text:s text:c="12"/>os.stat(cache_filename).st_mtime &gt; time.time() - cache_seconds</text:p>
      <text:p text:style-name="Code_20_New"><text:s text:c="8"/>):</text:p>
      <text:p text:style-name="Code_20_New"><text:s text:c="12"/>print('Cache: ' + url)</text:p>
      <text:p text:style-name="Code_20_New"><text:s text:c="12"/>with open(cache_filename, 'r') as filehandle:</text:p>
      <text:p text:style-name="Code_20_New"><text:s text:c="16"/>return filehandle.read().decode('utf8')</text:p>
      <text:p text:style-name="Code"><text:s text:c="4"/>print('External: ' + url)</text:p>
      <text:p text:style-name="Code"><text:s text:c="4"/>data = urlopen(url).read().decode('utf8')</text:p>
      <text:p text:style-name="Code_20_New"><text:s text:c="4"/>if data and cache_path:</text:p>
      <text:p text:style-name="Code_20_New"><text:s text:c="8"/>try:</text:p>
      <text:p text:style-name="Code_20_New"><text:s text:c="12"/>os.makedirs(cache_path)</text:p>
      <text:p text:style-name="Code_20_New"><text:s text:c="8"/>except:</text:p>
      <text:p text:style-name="Code_20_New"><text:s text:c="12"/>pass</text:p>
      <text:p text:style-name="Code_20_New"><text:s text:c="8"/>with open(cache_filename, 'w') as filehandle:</text:p>
      <text:p text:style-name="Code_20_New"><text:s text:c="12"/>filehandle.write(data.encode('utf8'))</text:p>
      <text:p text:style-name="Code"><text:s text:c="4"/>return data</text:p>
      <text:h text:style-name="Heading_20_3" text:outline-level="3"><text:soft-page-break/>Twitter (Scrape with REGEX)</text:h>
      <text:p text:style-name="Code_20_New">def get_user_tweets(username):</text:p>
      <text:p text:style-name="Code_20_New"><text:s text:c="4"/>TWITTER_URL = 'http://twitter.com/'</text:p>
      <text:p text:style-name="Code_20_New"/>
      <text:p text:style-name="Code_20_New"><text:s text:c="4"/>twitter_html = get_url(TWITTER_URL + username)</text:p>
      <text:p text:style-name="Code_20_New"><text:s text:c="4"/>tweets = []</text:p>
      <text:p text:style-name="Code_20_New"><text:s text:c="4"/>for tweet_match, time_match, link_match in zip(</text:p>
      <text:p text:style-name="Code_20_New"><text:s text:c="8"/>re.finditer(r'tweet-text.*?&gt;(.*?)&lt;\/p&gt;', twitter_html),</text:p>
      <text:p text:style-name="Code_20_New"><text:s text:c="8"/>re.finditer(r'data-time="(.*?)"', twitter_html),</text:p>
      <text:p text:style-name="Code_20_New"><text:s text:c="8"/>re.finditer(r'data-permalink-path="(.*?)"', twitter_html),</text:p>
      <text:p text:style-name="Code_20_New"><text:s text:c="4"/>):</text:p>
      <text:p text:style-name="Code_20_New"><text:s text:c="8"/>tweet_html = html_unescape(tweet_match.group(1))</text:p>
      <text:p text:style-name="Code_20_New"><text:s text:c="8"/>tweet_html_stripped = re.sub(r'&lt;.*?&gt;', '', tweet_html)</text:p>
      <text:p text:style-name="Code_20_New"><text:s text:c="8"/>tweets.append({</text:p>
      <text:p text:style-name="Code_20_New"><text:s text:c="12"/>'title': tweet_html_stripped,</text:p>
      <text:p text:style-name="Code_20_New"><text:s text:c="12"/>'description': tweet_html,</text:p>
      <text:p text:style-name="Code_20_New"><text:s text:c="12"/>'unicode': html.unescape(tweet_html_stripped),</text:p>
      <text:p text:style-name="Code_20_New"><text:s text:c="12"/>'datetime': datetime.datetime.fromtimestamp(int(time_match.group(1))),</text:p>
      <text:p text:style-name="Code_20_New"><text:s text:c="12"/>'link': TWITTER_URL + link_match.group(1),</text:p>
      <text:p text:style-name="Code_20_New"><text:s text:c="8"/>})</text:p>
      <text:p text:style-name="Code_20_New"><text:s text:c="4"/>return tweets</text:p>
      <text:p text:style-name="Standard"/>
      <text:p text:style-name="Code">if __name__ == "__main__":</text:p>
      <text:p text:style-name="Code"><text:s text:c="4"/>print('Data Project')</text:p>
      <text:p text:style-name="Code_20_Remove"><text:s text:c="4"/>print(get_url('<text:a xlink:type="simple" xlink:href="http://www.bbc.co.uk/" text:style-name="Internet_20_link" text:visited-style-name="Visited_20_Internet_20_Link">http://www.bbc.co.uk/</text:a>'))</text:p>
      <text:p text:style-name="Code_20_New"><text:s text:c="4"/>items = get_user_tweets('calaldees')</text:p>
      <text:p text:style-name="Code_20_New"><text:s text:c="4"/>pprint(items)</text:p>
      <text:h text:style-name="Heading_20_3" text:outline-level="3">RSS Template</text:h>
      <text:p text:style-name="Code_20_New">def format_rss(rss_items, **kwargs):</text:p>
      <text:p text:style-name="Code_20_New"><text:s text:c="4"/>RSS_DATE_FORMAT = '%a, %d %b %Y %H:%M:%S %z'</text:p>
      <text:p text:style-name="Code_20_New"/>
      <text:p text:style-name="Code_20_New"><text:s text:c="4"/>kwargs.setdefault('title', '')</text:p>
      <text:p text:style-name="Code_20_New"><text:s text:c="4"/>kwargs.setdefault('description', '')</text:p>
      <text:p text:style-name="Code_20_New"><text:s text:c="4"/>kwargs.setdefault('link', '')</text:p>
      <text:p text:style-name="Code_20_New"><text:s text:c="4"/>kwargs.setdefault('pubDate', datetime.datetime.now().strftime(RSS_DATE_FORMAT))</text:p>
      <text:p text:style-name="Code_20_New"/>
      <text:p text:style-name="Code_20_New"><text:s text:c="4"/>def format_rss_item(rss_item):</text:p>
      <text:p text:style-name="Code_20_New"><text:s text:c="8"/>rss_item['pubDate'] = rss_item['datetime'].strftime(RSS_DATE_FORMAT)</text:p>
      <text:p text:style-name="Code_20_New"><text:s text:c="8"/>return u"""</text:p>
      <text:p text:style-name="Code_20_New"><text:s text:c="12"/>&lt;item&gt;</text:p>
      <text:p text:style-name="Code_20_New"><text:s text:c="16"/>&lt;title&gt;{title}&lt;/title&gt;</text:p>
      <text:p text:style-name="Code_20_New"><text:s text:c="16"/>&lt;description&gt;{description}&lt;/description&gt;</text:p>
      <text:p text:style-name="Code_20_New"><text:s text:c="16"/>&lt;link&gt;{link}&lt;/link&gt;</text:p>
      <text:p text:style-name="Code_20_New"><text:s text:c="16"/>&lt;pubDate&gt;{pubDate}&lt;/pubDate&gt;</text:p>
      <text:p text:style-name="Code_20_New"><text:s text:c="12"/>&lt;/item&gt;</text:p>
      <text:p text:style-name="Code_20_New"><text:s text:c="8"/>""".format(**rss_item)</text:p>
      <text:p text:style-name="Code_20_New"/>
      <text:p text:style-name="Code_20_New"><text:s text:c="4"/>return u"""&lt;?xml version="1.0" encoding="utf-8"?&gt;</text:p>
      <text:p text:style-name="Code_20_New"><text:s text:c="8"/>&lt;rss version="2.0"&gt;</text:p>
      <text:p text:style-name="Code_20_New"><text:s text:c="8"/>&lt;channel&gt;</text:p>
      <text:p text:style-name="Code_20_New"><text:s text:c="12"/>&lt;title&gt;{title}&lt;/title&gt;</text:p>
      <text:p text:style-name="Code_20_New"><text:s text:c="12"/>&lt;description&gt;{description}&lt;/description&gt;</text:p>
      <text:p text:style-name="Code_20_New"><text:s text:c="12"/>&lt;link&gt;{link}&lt;/link&gt;</text:p>
      <text:p text:style-name="Code_20_New"><text:s text:c="12"/>&lt;language&gt;en-us&lt;/language&gt;</text:p>
      <text:p text:style-name="Code_20_New"><text:s text:c="12"/>&lt;lastBuildDate&gt;{pubDate}&lt;/lastBuildDate&gt;</text:p>
      <text:p text:style-name="Code_20_New"><text:s text:c="12"/>&lt;pubDate&gt;{pubDate}&lt;/pubDate&gt;</text:p>
      <text:p text:style-name="Code_20_New"><text:s text:c="12"/>{ITEMS}</text:p>
      <text:p text:style-name="Code_20_New"><text:s text:c="8"/>&lt;/channel&gt;</text:p>
      <text:p text:style-name="Code_20_New"><text:s text:c="8"/>&lt;/rss&gt;</text:p>
      <text:p text:style-name="Code_20_New"><text:s text:c="4"/>""".format(</text:p>
      <text:p text:style-name="Code_20_New"><text:s text:c="8"/>ITEMS='\n\n'.join(map(format_rss_item, rss_items)),</text:p>
      <text:p text:style-name="Code_20_New"><text:s text:c="8"/>**kwargs</text:p>
      <text:p text:style-name="Code_20_New"><text:s text:c="4"/>)</text:p>
      <text:p text:style-name="Standard"><text:soft-page-break/></text:p>
      <text:p text:style-name="Code">if __name__ == "__main__":</text:p>
      <text:p text:style-name="Code"><text:s text:c="4"/>print('Data Project')</text:p>
      <text:p text:style-name="Code"><text:s text:c="4"/>items = get_user_tweets('calaldees')</text:p>
      <text:p text:style-name="Code_20_Remove"><text:s text:c="4"/>pprint(items)</text:p>
      <text:p text:style-name="Code_20_New"><text:s text:c="4"/>print(format_rss(items, title='Tweets for calaldees'))</text:p>
      <text:h text:style-name="Heading_20_3" text:outline-level="3">RSS Output (Save File)</text:h>
      <text:p text:style-name="Standard">python -m SimpleHTTPServer 8080</text:p>
      <text:p text:style-name="Standard">http://localhost:8080/data.xml</text:p>
      <text:p text:style-name="Code_20_New">def save_rss(items, filename='data.xml', **kwargs):</text:p>
      <text:p text:style-name="Code_20_New"><text:s text:c="4"/>print('Output: ' + filename)</text:p>
      <text:p text:style-name="Code_20_New"><text:s text:c="4"/>rss_string = format_rss(items, **kwargs)</text:p>
      <text:p text:style-name="Code_20_New"><text:s text:c="4"/>with open(filename, 'w') as filehandle:</text:p>
      <text:p text:style-name="Code_20_New"><text:s text:c="8"/>filehandle.write(rss_string.encode('utf8'))</text:p>
      <text:p text:style-name="Code"/>
      <text:p text:style-name="Code">if __name__ == "__main__":</text:p>
      <text:p text:style-name="Code"><text:s text:c="4"/>print('Data Project')</text:p>
      <text:p text:style-name="Code"><text:s text:c="4"/>items = get_user_tweets('calaldees')</text:p>
      <text:p text:style-name="Code_20_Remove"><text:s text:c="4"/>print(format_rss(items, title='Tweets for calaldees'))</text:p>
      <text:p text:style-name="Code_20_New"><text:s text:c="4"/>save_rss(items)</text:p>
      <text:h text:style-name="Heading_20_3" text:outline-level="3">API Postcode</text:h>
      <text:p text:style-name="Code">def get_url(url, cache_path='cache', cache_seconds=60*60):</text:p>
      <text:p text:style-name="Code"><text:s text:c="4"/>…</text:p>
      <text:p text:style-name="Code"/>
      <text:p text:style-name="Code_20_New">def get_json(*args, **kwargs):</text:p>
      <text:p text:style-name="Code_20_New"><text:s text:c="4"/>return json.loads(get_url(*args, **kwargs))</text:p>
      <text:p text:style-name="Code_20_New"/>
      <text:p text:style-name="Code_20_New">def postcode_to_lat_long(postcode):</text:p>
      <text:p text:style-name="Code_20_New"><text:s text:c="4"/>data = get_json('<text:a xlink:type="simple" xlink:href="http://api.postcodes.io/postcodes/" text:style-name="Internet_20_link" text:visited-style-name="Visited_20_Internet_20_Link">http://api.postcodes.io/postcodes/</text:a>{}'.format(postcode))</text:p>
      <text:p text:style-name="Code_20_New"><text:s text:c="4"/>pprint(data)</text:p>
      <text:p text:style-name="Standard"/>
      <text:p text:style-name="Code"><text:s text:c="4"/>items = get_user_tweets('calaldees')</text:p>
      <text:p text:style-name="Code_20_New"><text:s text:c="4"/>postcode_to_lat_long('ct1 1ys')</text:p>
      <text:p text:style-name="Code"><text:s text:c="4"/>save_rss(items)</text:p>
      <text:h text:style-name="Heading_20_3" text:outline-level="3">API Postcode to LatLon Dictionary</text:h>
      <text:p text:style-name="Code">def postcode_to_lat_long(postcode):</text:p>
      <text:p text:style-name="Code"><text:s text:c="4"/>data = get_json('<text:a xlink:type="simple" xlink:href="http://api.postcodes.io/postcodes/" text:style-name="Internet_20_link" text:visited-style-name="Visited_20_Internet_20_Link">http://api.postcodes.io/postcodes/</text:a>{}'.format(postcode))</text:p>
      <text:p text:style-name="Code_20_Remove"><text:s text:c="4"/>pprint(data)</text:p>
      <text:p text:style-name="Code_20_New"><text:s text:c="4"/>return {</text:p>
      <text:p text:style-name="Code_20_New"><text:s text:c="8"/>'latitude': data['result'].get('latitude'),</text:p>
      <text:p text:style-name="Code_20_New"><text:s text:c="8"/>'longitude': data['result'].get('longitude'),</text:p>
      <text:p text:style-name="Code_20_New"><text:s text:c="4"/>}</text:p>
      <text:h text:style-name="Heading_20_3" text:outline-level="3">API Crime Data</text:h>
      <text:p text:style-name="Code_20_New">def get_local_crime(latlon_dict):</text:p>
      <text:p text:style-name="Code_20_New"><text:s text:c="4"/>API = 'https://data.police.uk/api/'</text:p>
      <text:p text:style-name="Code_20_New"><text:s text:c="4"/>crime_items = get_json(API +</text:p>
      <text:p text:style-name="Code_20_New"><text:s text:c="8"/>'crimes-at-location?lat={latitude}&amp;lng={longitude}'.format(**latlon_dict)</text:p>
      <text:p text:style-name="Code_20_New"><text:s text:c="4"/>)</text:p>
      <text:p text:style-name="Code_20_New"><text:s text:c="4"/>crimes = []</text:p>
      <text:p text:style-name="Code_20_New"><text:s text:c="4"/>for crime in crime_items:</text:p>
      <text:p text:style-name="Code_20_New"><text:s text:c="8"/>crimes.append({</text:p>
      <text:p text:style-name="Code_20_New"><text:s text:c="12"/>'title': crime['category'],</text:p>
      <text:p text:style-name="Code_20_New"><text:s text:c="12"/>'description': '',</text:p>
      <text:p text:style-name="Code_20_New"><text:s text:c="12"/>'datetime': datetime.datetime.strptime(crime['month'], '%Y-%m'),</text:p>
      <text:p text:style-name="Code_20_New"><text:s text:c="12"/>'link': API + 'outcomes-for-crime/' + crime['persistent_id']</text:p>
      <text:p text:style-name="Code_20_New"><text:s text:c="8"/>})</text:p>
      <text:p text:style-name="Code_20_New"><text:s text:c="4"/>return crimes</text:p>
      <text:p text:style-name="Standard"><text:soft-page-break/></text:p>
      <text:p text:style-name="Code"><text:s text:c="4"/>items = get_user_tweets('calaldees')</text:p>
      <text:p text:style-name="Code_20_Remove"><text:s text:c="4"/>postcode_to_lat_long('ct1 1ys')</text:p>
      <text:p text:style-name="Code_20_New"><text:s text:c="4"/>items = items + get_local_crime(postcode_to_lat_long('ct1 1ys'))</text:p>
      <text:p text:style-name="Code"><text:s text:c="4"/>save_rss(items)</text:p>
      <text:h text:style-name="Heading_20_3" text:outline-level="3">Sorting Multiple Inputs by Date</text:h>
      <text:p text:style-name="Code_20_Remove"><text:s text:c="4"/>items = get_user_tweets('calaldees')</text:p>
      <text:p text:style-name="Code_20_Remove"><text:s text:c="4"/>items = items + get_local_crime(postcode_to_lat_long('ct1 1ys'))</text:p>
      <text:p text:style-name="Code_20_New"><text:s text:c="4"/>items = chain(</text:p>
      <text:p text:style-name="Code_20_New"><text:s text:c="8"/>get_user_tweets('calaldees'),</text:p>
      <text:p text:style-name="Code_20_New"><text:s text:c="8"/>get_local_crime(postcode_to_lat_long('ct1 1ys')),</text:p>
      <text:p text:style-name="Code_20_New"><text:s text:c="4"/>)</text:p>
      <text:p text:style-name="Code_20_New"><text:s text:c="4"/>items = sorted(items, key=lambda item: item.get('datetime'), reverse=True)</text:p>
      <text:p text:style-name="Code"><text:s text:c="4"/>save_rss(items)</text:p>
      <text:h text:style-name="Heading_20_3" text:outline-level="3">CSV Output</text:h>
      <text:p text:style-name="Code_20_New">def save_csv(items, filename='data.csv', **kwargs):</text:p>
      <text:p text:style-name="Code_20_New"><text:s text:c="4"/>print('Output: ' + filename)</text:p>
      <text:p text:style-name="Code_20_New"><text:s text:c="4"/>import csv</text:p>
      <text:p text:style-name="Code_20_New"><text:s text:c="4"/>FIELDNAMES = ('title', 'description', 'link', 'datetime')</text:p>
      <text:p text:style-name="Code_20_New"><text:s text:c="4"/>with open(filename, 'wb') as csvfile:</text:p>
      <text:p text:style-name="Code_20_New"><text:s text:c="8"/>writer = csv.DictWriter(csvfile, fieldnames=FIELDNAMES)</text:p>
      <text:p text:style-name="Code_20_New"><text:s text:c="8"/>writer.writeheader()</text:p>
      <text:p text:style-name="Code_20_New"><text:s text:c="8"/>for item in items:</text:p>
      <text:p text:style-name="Code_20_New"><text:s text:c="12"/>writer.writerow({</text:p>
      <text:p text:style-name="Code_20_New"><text:s text:c="16"/>field: unicode(item.get(field, '')).encode('utf8')</text:p>
      <text:p text:style-name="Code_20_New"><text:s text:c="16"/>for field in FIELDNAMES</text:p>
      <text:p text:style-name="Code_20_New"><text:s text:c="12"/>})</text:p>
      <text:p text:style-name="Standard"/>
      <text:p text:style-name="Code"><text:s text:c="4"/>save_rss(items)</text:p>
      <text:p text:style-name="Code_20_New"><text:s text:c="4"/>save_csv(items)</text:p>
      <text:h text:style-name="Heading_20_3" text:outline-level="3">Ebay (Scrape with REGEX)</text:h>
      <text:p text:style-name="Code_20_New">def get_ebay_items(search):</text:p>
      <text:p text:style-name="Code_20_New"><text:s text:c="4"/>EBAY_ITEMS_URL = 'http://www.ebay.co.uk/sch/i.html?_nkw='</text:p>
      <text:p text:style-name="Code_20_New"><text:s text:c="4"/>ebay_html = get_url(EBAY_ITEMS_URL + search)</text:p>
      <text:p text:style-name="Code_20_New"/>
      <text:p text:style-name="Code_20_New"><text:s text:c="4"/>items = []</text:p>
      <text:p text:style-name="Code_20_New"><text:s text:c="4"/>for title_match, price_match in zip(</text:p>
      <text:p text:style-name="Code_20_New"><text:s text:c="8"/>re.finditer(r'&lt;h3 class="lvtitle"&gt;&lt;a href="(.*?)\?.*?&gt;(.*?)&lt;/a&gt;', ebay_html),</text:p>
      <text:p text:style-name="Code_20_New"><text:s text:c="8"/>#re.finditer(r'timeMs="(\d*?)"', ebay_html),</text:p>
      <text:p text:style-name="Code_20_New"><text:s text:c="8"/>#re.finditer(r'imgurl="(.*?)"', ebay_html),</text:p>
      <text:p text:style-name="Code_20_New"><text:s text:c="8"/>re.finditer(r'lvprice.*?([.\d]*)&lt;/span', ebay_html, flags=re.DOTALL),</text:p>
      <text:p text:style-name="Code_20_New"><text:s text:c="4"/>):</text:p>
      <text:p text:style-name="Code_20_New"><text:s text:c="8"/>items.append({</text:p>
      <text:p text:style-name="Code_20_New"><text:s text:c="12"/>'title': title_match.group(2),</text:p>
      <text:p text:style-name="Code_20_New"><text:s text:c="12"/>'description': price_match.group(1),</text:p>
      <text:p text:style-name="Code_20_New"><text:s text:c="12"/>'datetime': datetime.datetime.now(),</text:p>
      <text:p text:style-name="Code_20_New"><text:s text:c="12"/>'link': title_match.group(1),</text:p>
      <text:p text:style-name="Code_20_New"><text:s text:c="12"/>'image': '',</text:p>
      <text:p text:style-name="Code_20_New"><text:s text:c="8"/>})</text:p>
      <text:p text:style-name="Code_20_New"><text:s text:c="4"/>return items</text:p>
      <text:p text:style-name="Standard"/>
      <text:p text:style-name="Code"><text:s text:c="4"/>items = chain(</text:p>
      <text:p text:style-name="Code"><text:s text:c="8"/>get_user_tweets('calaldees'),</text:p>
      <text:p text:style-name="Code"><text:s text:c="8"/>get_local_crime(postcode_to_lat_long('ct1 1ys')),</text:p>
      <text:p text:style-name="Code_20_New"><text:s text:c="8"/>get_ebay_items('viewmaster')[:5],</text:p>
      <text:p text:style-name="Code"><text:s text:c="4"/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Menlo" svg:font-family="Menlo, Monaco, 'Courier New', monospace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text-align="center" style:justify-single-word="false" fo:padding-left="0cm" fo:padding-right="0cm" fo:padding-top="0cm" fo:padding-bottom="0.035cm" fo:border-left="none" fo:border-right="none" fo:border-top="none" fo:border-bottom="0.088cm solid #000080" fo:keep-with-next="always"/>
      <style:text-properties style:font-name="Arial" fo:font-size="18pt" fo:font-weight="bold" style:font-size-asian="18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weight="bold" style:font-weight-asian="bold" style:font-size-complex="14pt" style:font-weight-complex="bold"/>
    </style:style>
    <style:style style:name="Code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Courier New" fo:font-size="10pt" style:font-size-asian="10pt"/>
    </style:style>
    <style:style style:name="Code_20_New" style:display-name="Code New" style:family="paragraph" style:parent-style-name="Code">
      <style:text-properties fo:font-style="italic" fo:font-weight="bold" style:font-style-asian="italic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_20_Remove" style:display-name="Code Remove" style:family="paragraph" style:parent-style-name="Code_20_New">
      <style:text-properties style:text-line-through-style="solid" fo:font-style="normal" fo:font-weight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style:font-name="Courier New" fo:language="en" fo:country="GB" style:font-size-complex="12pt" style:language-complex="ar" style:country-complex="SA"/>
    </style:style>
    <style:style style:name="Code_20_New_20_Char" style:display-name="Code New Char" style:family="text" style:parent-style-name="Code_20_Char">
      <style:text-properties fo:font-style="italic" fo:font-weight="bold" style:font-style-asian="italic" style:font-weight-asian="bold" style:font-weight-complex="bold"/>
    </style:style>
    <style:style style:name="Code_20_Remove" style:display-name="Code Remove" style:family="text">
      <style:text-properties style:text-line-through-style="solid" style:font-name="Courier New" fo:font-size="10pt" fo:font-style="normal" fo:font-weight="normal" style:font-size-asian="10pt" style:font-style-asian="italic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<text:date style:data-style-name="N76" text:date-value="2017-05-16T08:03:35.99">16 May 2017</text:date><text:tab/>Page <text:page-number text:select-page="current">2</text:page-number> or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an Callaghan</meta:initial-creator>
    <meta:creation-date>2012-10-08T23:11:17</meta:creation-date>
    <dc:date>2017-05-16T08:03:36</dc:date>
    <dc:creator>Allan Callaghan</dc:creator>
    <meta:editing-duration>P1DT16H35M48S</meta:editing-duration>
    <meta:editing-cycles>57</meta:editing-cycles>
    <meta:generator>OpenOffice/4.1.3$Unix OpenOffice.org_project/413m1$Build-9783</meta:generator>
    <meta:printed-by>Allan Callaghan</meta:printed-by>
    <meta:print-date>2017-03-20T13:41:10</meta:print-date>
    <meta:document-statistic meta:table-count="0" meta:image-count="0" meta:object-count="0" meta:page-count="4" meta:paragraph-count="213" meta:word-count="557" meta:character-count="7395"/>
  </office:meta>
</office:document-meta>
</file>